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099cm" style:rel-column-width="2891*"/>
    </style:style>
    <style:style style:name="Tableau1.B" style:family="table-column">
      <style:table-column-properties style:column-width="3.198cm" style:rel-column-width="1813*"/>
    </style:style>
    <style:style style:name="Tableau1.C" style:family="table-column">
      <style:table-column-properties style:column-width="8.703cm" style:rel-column-width="493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04780" officeooo:paragraph-rsid="00004780"/>
    </style:style>
    <style:style style:name="P2" style:family="paragraph" style:parent-style-name="Preformatted_20_Text">
      <style:text-properties style:font-name="Liberation Mono" fo:font-size="10pt" officeooo:rsid="00004780" officeooo:paragraph-rsid="00004780" style:font-name-asian="Nimbus Mono L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04780" officeooo:paragraph-rsid="00004780" style:font-name-asian="Nimbus Mono L" style:font-size-asian="10pt" style:font-name-complex="Liberation Mono" style:font-size-complex="10pt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034252" officeooo:paragraph-rsid="00034252" style:font-weight-asian="normal" style:font-weight-complex="normal"/>
    </style:style>
    <style:style style:name="P7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Liberation Mono" fo:font-size="10pt" officeooo:rsid="00049f95" officeooo:paragraph-rsid="00049f95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04c1f7" officeooo:paragraph-rsid="0004c1f7" style:font-name-asian="Nimbus Mono L" style:font-size-asian="10pt" style:font-name-complex="Liberation Mono" style:font-size-complex="10pt"/>
    </style:style>
    <style:style style:name="P10" style:family="paragraph" style:parent-style-name="Preformatted_20_Text">
      <style:text-properties officeooo:rsid="00004780" officeooo:paragraph-rsid="00004780"/>
    </style:style>
    <style:style style:name="P11" style:family="paragraph" style:parent-style-name="Preformatted_20_Text">
      <style:text-properties style:font-name="Liberation Mono" fo:font-size="10pt" officeooo:rsid="00004780" officeooo:paragraph-rsid="00004780" style:font-name-asian="Nimbus Mono L" style:font-size-asian="10pt" style:font-name-complex="Liberation Mono" style:font-size-complex="10pt"/>
    </style:style>
    <style:style style:name="P12" style:family="paragraph" style:parent-style-name="Footer">
      <style:text-properties officeooo:rsid="0000ee2a" officeooo:paragraph-rsid="0000ee2a"/>
    </style:style>
    <style:style style:name="P13" style:family="paragraph" style:parent-style-name="Header">
      <style:text-properties officeooo:rsid="0000ee2a" officeooo:paragraph-rsid="0000ee2a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érequis :</text:p>
      <text:list xml:id="list3881479166519516841" text:style-name="L1">
        <text:list-item>
          <text:p text:style-name="P6">1 véhicule équipé du boitier en entier</text:p>
        </text:list-item>
        <text:list-item>
          <text:p text:style-name="P6">un accès complet à la base de donnée ALCIS ainsi qu’à celle de SIGFOX</text:p>
        </text:list-item>
      </text:list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Phase</text:p>
          </table:table-cell>
          <table:table-cell table:style-name="Tableau1.A1" office:value-type="string">
            <text:p text:style-name="P4">Identification</text:p>
          </table:table-cell>
          <table:table-cell table:style-name="Tableau1.C1" office:value-type="string">
            <text:p text:style-name="P4">Description</text:p>
          </table:table-cell>
        </table:table-row>
        <table:table-row>
          <table:table-cell table:style-name="Tableau1.A2" office:value-type="string">
            <text:p text:style-name="P4">Acquisition position GPS – Lecture/écriture sur SD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2">Demander la position gps précise du véhicule, puis regarder sur la carte SD si elle a enregistré la même position</text:p>
          </table:table-cell>
        </table:table-row>
        <table:table-row>
          <table:table-cell table:style-name="Tableau1.A2" office:value-type="string">
            <text:p text:style-name="P2">Déchargement des données – BD ALCIS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2">Observer que la base de donnée se met bien a jours </text:p>
          </table:table-cell>
        </table:table-row>
        <table:table-row>
          <table:table-cell table:style-name="Tableau1.A2" office:value-type="string">
            <text:p text:style-name="P2">Acquisition donnée Véhicule – Lecture/Ecriture sur SD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8">Parcourir une certaine distance puis interroger la carte SD pour vérifier les valeurs enregistrées</text:p>
          </table:table-cell>
        </table:table-row>
        <table:table-row>
          <table:table-cell table:style-name="Tableau1.A2" office:value-type="string">
            <text:p text:style-name="P2">Acquisition Données Véhicule – Données TR</text:p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9">Vérifier que sur la base de donnée, les données reçues correspondes. <text:span text:style-name="T1">Que chaque valeur soit bien placée dans la base donnée (vitesse = vitesse et non autre chose...)</text:span>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ee2a" officeooo:paragraph-rsid="0000ee2a"/>
    </style:style>
    <style:style style:name="MP2" style:family="paragraph" style:parent-style-name="Footer">
      <style:text-properties officeooo:rsid="0000ee2a" officeooo:paragraph-rsid="0000ee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2018<text:tab/>ALFOX<text:tab/>SNIR2</text:p>
      </style:header>
      <style:footer>
        <text:p text:style-name="MP2">Lycée Victor Hugo – Colomiers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3T16:51:58.131993140</dc:date>
    <meta:editing-duration>PT2H12M9S</meta:editing-duration>
    <meta:editing-cycles>3</meta:editing-cycles>
    <meta:generator>LibreOffice/5.1.6.2.0$Linux_X86_64 LibreOffice_project/10$Build-2</meta:generator>
    <meta:document-statistic meta:table-count="1" meta:image-count="0" meta:object-count="0" meta:page-count="1" meta:paragraph-count="16" meta:word-count="132" meta:character-count="811" meta:non-whitespace-character-count="690"/>
  </office:meta>
</office:document-meta>
</file>